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2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3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.843cm"/>
    </style:style>
    <style:style style:name="gr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5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.6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707cm"/>
    </style:style>
    <style:style style:name="gr13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4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Open Sans" fo:font-size="13pt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2cm" svg:x="5.9cm" svg:y="1cm">
          <text:p text:style-name="P1"><text:span text:style-name="T1">cliente do</text:span></text:p>
          <text:p text:style-name="P1"><text:span text:style-name="T1">wick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2cm" svg:x="5.9cm" svg:y="5.5cm">
          <text:p text:style-name="P1"><text:span text:style-name="T1">nanny (agente</text:span></text:p>
          <text:p text:style-name="P1"><text:span text:style-name="T1">de política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1">(daemon mas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13.4cm" svg:height="2.2cm" svg:x="6.5cm" svg:y="12.4cm">
          <text:p text:style-name="P1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2cm" svg:x="25.05cm" svg:y="1.6cm">
          <text:p text:style-name="P1"><text:span text:style-name="T2">dhcp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15cm" svg:y1="3.2cm" svg:x2="8.15cm" svg:y2="5.5cm" draw:start-shape="id1" draw:start-glue-point="2" draw:end-shape="id2" svg:d="M8150 3200v2300" svg:viewBox="0 0 1 2301">
          <text:p/>
        </draw:connector>
        <draw:connector draw:style-name="gr4" draw:text-style-name="P4" draw:layer="layout" draw:type="line" svg:x1="10.4cm" svg:y1="6.6cm" svg:x2="15.1cm" svg:y2="6.6cm" draw:start-shape="id2" draw:start-glue-point="1" draw:end-shape="id3" draw:end-glue-point="3" svg:d="M10400 6600h4700" svg:viewBox="0 0 4701 1">
          <text:p/>
        </draw:connector>
        <draw:custom-shape draw:style-name="gr3" draw:text-style-name="P3" xml:id="id4" draw:id="id4" draw:layer="layout" svg:width="2.1cm" svg:height="2cm" svg:x="25.05cm" svg:y="4.75cm">
          <text:p text:style-name="P1"><text:span text:style-name="T2">dhcp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2cm" svg:x="25.05cm" svg:y="7.9cm">
          <text:p text:style-name="P1"><text:span text:style-name="T2">wp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4" draw:text-style-name="P4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5" draw:text-style-name="P5" xml:id="id6" draw:id="id6" draw:layer="layout" svg:width="3.343cm" svg:height="1.495cm" svg:x="0.057cm" svg:y="0.313cm">
          <draw:text-box>
            <text:p text:style-name="P1"><text:span text:style-name="T3">Configuração estática</text:span></text:p>
          </draw:text-box>
        </draw:frame>
        <draw:connector draw:style-name="gr6" draw:text-style-name="P4" draw:layer="layout" draw:type="curve" svg:x1="3.4cm" svg:y1="1.06cm" svg:x2="5.9cm" svg:y2="2.1cm" draw:start-shape="id6" draw:start-glue-point="1" draw:end-shape="id1" draw:end-glue-point="3" svg:d="M3400 1060c1875 0 625 1040 2500 1040" svg:viewBox="0 0 2501 1041">
          <text:p/>
        </draw:connector>
        <draw:frame draw:style-name="gr7" draw:text-style-name="P5" xml:id="id7" draw:id="id7" draw:layer="layout" svg:width="2.246cm" svg:height="0.873cm" svg:x="0.683cm" svg:y="4.713cm">
          <draw:text-box>
            <text:p text:style-name="P1"><text:span text:style-name="T3">Políticas</text:span></text:p>
          </draw:text-box>
        </draw:frame>
        <draw:connector draw:style-name="gr8" draw:text-style-name="P4" draw:layer="layout" draw:type="curve" svg:x1="2.929cm" svg:y1="5.149cm" svg:x2="5.9cm" svg:y2="6.6cm" draw:start-shape="id7" draw:start-glue-point="1" draw:end-shape="id2" draw:end-glue-point="3" svg:d="M2929 5149c2229 0 744 1451 2971 1451" svg:viewBox="0 0 2972 1452">
          <text:p/>
        </draw:connector>
        <draw:frame draw:style-name="gr9" draw:text-style-name="P5" draw:layer="layout" svg:width="3.821cm" svg:height="1.495cm" svg:x="6.3cm" svg:y="8cm">
          <draw:text-box>
            <text:p text:style-name="P1"><text:span text:style-name="T3">Aplicar políticas</text:span></text:p>
            <text:p text:style-name="P1"><text:span text:style-name="T3">de config.</text:span></text:p>
          </draw:text-box>
        </draw:frame>
        <draw:frame draw:style-name="gr10" draw:text-style-name="P5" draw:layer="layout" svg:width="6.285cm" svg:height="0.873cm" svg:x="13.499cm" svg:y="11.263cm">
          <draw:text-box>
            <text:p text:style-name="P1"><text:span text:style-name="T3">Chamadas de configuração</text:span></text:p>
          </draw:text-box>
        </draw:frame>
        <draw:frame draw:style-name="gr11" draw:text-style-name="P5" draw:layer="layout" svg:width="2.178cm" svg:height="0.873cm" svg:x="10.65cm" svg:y="6.8cm">
          <draw:text-box>
            <text:p text:style-name="P1"><text:span text:style-name="T3">Eventos</text:span></text:p>
          </draw:text-box>
        </draw:frame>
        <draw:frame draw:style-name="gr12" draw:text-style-name="P7" draw:layer="layout" svg:width="3.41cm" svg:height="1.495cm" svg:x="11.658cm" svg:y="4.931cm">
          <draw:text-box>
            <text:p text:style-name="P6"><text:span text:style-name="T3">Chamadas de</text:span></text:p>
            <text:p text:style-name="P6"><text:span text:style-name="T3">métodos</text:span></text:p>
          </draw:text-box>
        </draw:frame>
        <draw:frame draw:style-name="gr11" draw:text-style-name="P5" draw:layer="layout" svg:width="2.178cm" svg:height="0.873cm" svg:x="17.497cm" svg:y="8.431cm">
          <draw:text-box>
            <text:p text:style-name="P1"><text:span text:style-name="T3">Eventos</text:span></text:p>
          </draw:text-box>
        </draw:frame>
        <draw:custom-shape draw:style-name="gr13" draw:text-style-name="P4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949cm" svg:height="0.873cm" svg:x="24.733cm" svg:y="0.2cm">
          <draw:text-box>
            <text:p text:style-name="P1"><text:span text:style-name="T3">Suplican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8-06-14T23:16:38.410383402</dc:date>
    <meta:editing-duration>PT23M31S</meta:editing-duration>
    <meta:editing-cycles>29</meta:editing-cycles>
    <meta:generator>LibreOffice/6.0.3.2$Linux_X86_64 LibreOffice_project/00m0$Build-2</meta:generator>
    <meta:document-statistic meta:object-count="22"/>
  </office:meta>
</office:document-meta>
</file>